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174792271867606173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0691223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688549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682803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46467361965332446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996925662547481603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254563877374790837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886382770945186627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5704370573031730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0061343158468560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335139986756253577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5T20:48:15.57</dc:date>
    <dc:creator>James  Lombardi</dc:creator>
    <meta:editing-duration>P8DT4H41M50S</meta:editing-duration>
    <meta:editing-cycles>721</meta:editing-cycles>
    <meta:generator>OpenOffice/4.1.2$Win32 OpenOffice.org_project/412m3$Build-9782</meta:generator>
    <meta:document-statistic meta:table-count="0" meta:image-count="0" meta:object-count="0" meta:page-count="24" meta:paragraph-count="641" meta:word-count="8350" meta:character-count="41650"/>
  </office:meta>
</office:document-meta>
</file>